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oth Growth - Appendix</text:p>
      <text:p text:style-name="Authors">Candice MH</text:p>
      <text:p text:style-name="Date">Sunday, November 09, 2014</text:p>
      <text:p text:style-name="Standard">This appendix describes the code required to reproduce the analysis in the course project on tooth growth.</text:p>
      <text:p text:style-name="Source_20_Code"><text:span text:style-name="Verbatim_20_Char">data(ToothGrowth)</text:span><text:line-break/><text:span text:style-name="Verbatim_20_Char">attach(ToothGrowth)</text:span><text:line-break/><text:span text:style-name="Verbatim_20_Char">summary(ToothGrowth)</text:span></text:p>
      <text:p text:style-name="Standard">Plotting all data</text:p>
      <text:p text:style-name="Source_20_Code"><text:span text:style-name="Verbatim_20_Char">boxplot(len~supp*dose,xlab="Dose and Supplement",main="Tooth Growth",col=c("Red","Blue"))</text:span></text:p>
      <text:p text:style-name="Standard">Plotting via supplement</text:p>
      <text:p text:style-name="Source_20_Code"><text:span text:style-name="Verbatim_20_Char">boxplot(len~supp,col=c("Red","Blue"),outline = FALSE,xlab="Supplement")</text:span></text:p>
      <text:p text:style-name="Standard">Supplement t-test</text:p>
      <text:p text:style-name="Source_20_Code"><text:span text:style-name="Verbatim_20_Char">hist(len[supp=="OJ"])</text:span><text:line-break/><text:span text:style-name="Verbatim_20_Char">hist(len[supp=="VC"])</text:span><text:line-break/><text:span text:style-name="Verbatim_20_Char">var(len[supp=="VC"])/var(len[supp=="OJ"])</text:span><text:line-break/><text:span text:style-name="Verbatim_20_Char">t.test(len[supp=="OJ"],len[supp=="VC"],conf.level=0.95,alternative="greater")</text:span></text:p>
      <text:p text:style-name="Standard">Plotting via dose</text:p>
      <text:p text:style-name="Source_20_Code"><text:span text:style-name="Verbatim_20_Char">boxplot(len~dose,xlab="Dose",col=c("Light Blue","Blue","Dark Blue"))</text:span></text:p>
      <text:p text:style-name="Standard">t-tests for dose</text:p>
      <text:p text:style-name="Source_20_Code"><text:span text:style-name="Verbatim_20_Char">var(len[dose==0.5])/var(len[dose==2])#assumption checking</text:span><text:line-break/><text:span text:style-name="Verbatim_20_Char">t.test(len[dose==1],len[dose==0.5],conf.level=1-0.05/2,alternative="greater")</text:span><text:line-break/><text:span text:style-name="Verbatim_20_Char">t.test(len[dose==2],len[dose==1],conf.level=1-0.05/2,alternative="greater"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318cm" fo:margin-bottom="0.318cm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318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mpact" style:family="paragraph" style:parent-style-name="Standard" style:default-outline-level="" style:list-style-name="">
      <style:paragraph-properties fo:margin-top="0.064cm" fo:margin-bottom="0.064cm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423cm" fo:text-align="center" style:justify-single-word="false" fo:keep-together="always" fo:keep-with-next="always"/>
      <style:text-properties fo:color="#345a8a" style:font-name="Calibri" fo:font-size="18pt" fo:font-weight="bold" style:font-size-asian="18pt" style:font-weight-asian="bold" style:font-name-complex="F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uthors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Date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45a8a" style:font-name="Calibri" fo:font-size="18pt" fo:font-weight="bold" style:font-size-asian="18pt" style:font-weight-asian="bold" style:font-name-complex="F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ize="12pt" fo:font-weight="bold" style:font-size-asian="12pt" style:font-weight-asian="bold" style:font-name-complex="F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4f81bd" style:font-name="Calibri" fo:font-size="12pt" fo:font-style="italic" style:font-size-asian="12pt" style:font-style-asian="italic" style:font-name-complex="F" style:font-size-complex="12pt" style:font-style-complex="italic"/>
    </style:style>
    <style:style style:name="Block_20_Quote" style:display-name="Block Quote" style:family="paragraph" style:parent-style-name="Standard" style:default-outline-level="" style:list-style-name="">
      <style:paragraph-properties fo:margin-top="0.176cm" fo:margin-bottom="0.176cm"/>
      <style:text-properties style:font-name="Calibri" fo:font-size="10pt" style:font-size-asian="10pt" style:font-name-complex="F" style:font-size-complex="10pt" style:font-weight-complex="bold"/>
    </style:style>
    <style:style style:name="Footnote" style:family="paragraph" style:parent-style-name="Standard" style:default-outline-level="" style:list-style-name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inition_20_Term" style:display-name="Definition Term" style:family="paragraph" style:parent-style-name="Standard" style:default-outline-level="" style:list-style-name="">
      <style:paragraph-properties fo:margin-top="0.318cm" fo:margin-bottom="0cm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 style:list-style-name=""/>
    <style:style style:name="Table_20_Caption" style:display-name="Table Caption" style:family="paragraph" style:parent-style-name="Standard" style:default-outline-level="" style:list-style-name="">
      <style:paragraph-properties fo:margin-top="0cm" fo:margin-bottom="0.212cm"/>
      <style:text-properties fo:font-style="italic" style:font-style-asian="italic"/>
    </style:style>
    <style:style style:name="Image_20_Caption" style:display-name="Image Caption" style:family="paragraph" style:parent-style-name="Standard" style:default-outline-level="" style:list-style-name="">
      <style:paragraph-properties fo:margin-top="0cm" fo:margin-bottom="0.212cm"/>
      <style:text-properties fo:font-style="italic" style:font-style-asian="italic"/>
    </style:style>
    <style:style style:name="Source_20_Code" style:display-name="Source Code" style:family="paragraph" style:parent-style-name="Standard" style:default-outline-level="" style:list-style-name="">
      <style:paragraph-properties fo:background-color="#f8f8f8">
        <style:background-image/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size="11pt" style:font-size-asian="11pt"/>
    </style:style>
    <style:style style:name="Footnote_20_Ref" style:display-name="Footnote Ref" style:family="text" style:parent-style-name="Body_20_Text_20_Char">
      <style:text-properties style:text-position="super 58%"/>
    </style:style>
    <style:style style:name="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204a87" fo:font-weight="bold" style:font-weight-asian="bold"/>
    </style:style>
    <style:style style:name="DataTypeTok" style:family="text" style:parent-style-name="Verbatim_20_Char">
      <style:text-properties fo:color="#204a87"/>
    </style:style>
    <style:style style:name="DecValTok" style:family="text" style:parent-style-name="Verbatim_20_Char">
      <style:text-properties fo:color="#0000cf"/>
    </style:style>
    <style:style style:name="BaseNTok" style:family="text" style:parent-style-name="Verbatim_20_Char">
      <style:text-properties fo:color="#0000cf"/>
    </style:style>
    <style:style style:name="FloatTok" style:family="text" style:parent-style-name="Verbatim_20_Char">
      <style:text-properties fo:color="#0000cf"/>
    </style:style>
    <style:style style:name="CharTok" style:family="text" style:parent-style-name="Verbatim_20_Char">
      <style:text-properties fo:color="#4e9a06"/>
    </style:style>
    <style:style style:name="StringTok" style:family="text" style:parent-style-name="Verbatim_20_Char">
      <style:text-properties fo:color="#4e9a06"/>
    </style:style>
    <style:style style:name="CommentTok" style:family="text" style:parent-style-name="Verbatim_20_Char">
      <style:text-properties fo:color="#8f5902" fo:font-style="italic" style:font-style-asian="italic"/>
    </style:style>
    <style:style style:name="OtherTok" style:family="text" style:parent-style-name="Verbatim_20_Char">
      <style:text-properties fo:color="#8f5902"/>
    </style:style>
    <style:style style:name="AlertTok" style:family="text" style:parent-style-name="Verbatim_20_Char">
      <style:text-properties fo:color="#ef2929"/>
    </style:style>
    <style:style style:name="FunctionTok" style:family="text" style:parent-style-name="Verbatim_20_Char">
      <style:text-properties fo:color="#000000"/>
    </style:style>
    <style:style style:name="RegionMarkerTok" style:family="text" style:parent-style-name="Verbatim_20_Char"/>
    <style:style style:name="ErrorTok" style:family="text" style:parent-style-name="Verbatim_20_Char">
      <style:text-properties fo:font-weight="bold" style:font-weight-asian="bold"/>
    </style:style>
    <style:style style:name="NormalTok" style:family="text" style:parent-style-name="Verbatim_20_Cha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ooth Growth - Appendix</dc:title>
    <meta:initial-creator>Candice MH</meta:initial-creator>
    <meta:generator>OpenOffice/4.1.1$Win32 OpenOffice.org_project/411m6$Build-9775</meta:generator>
    <meta:editing-duration>PT6S</meta:editing-duration>
    <meta:document-statistic meta:table-count="0" meta:image-count="0" meta:object-count="0" meta:page-count="1" meta:paragraph-count="15" meta:word-count="62" meta:character-count="9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